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5428" officeooo:paragraph-rsid="000154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vrable Intermédiaire du projet Réseau</text:p>
      <text:p text:style-name="P1">Paul Berger</text:p>
      <text:p text:style-name="P1">Victor Imbert</text:p>
      <text:p text:style-name="P1">Emery Alexand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5:52:57.493862587</meta:creation-date>
    <meta:generator>LibreOffice/6.0.7.3$Linux_X86_64 LibreOffice_project/00m0$Build-3</meta:generator>
    <dc:date>2019-10-21T15:54:39.097762020</dc:date>
    <meta:editing-duration>PT1M43S</meta:editing-duration>
    <meta:editing-cycles>1</meta:editing-cycles>
    <meta:document-statistic meta:table-count="0" meta:image-count="0" meta:object-count="0" meta:page-count="1" meta:paragraph-count="4" meta:word-count="11" meta:character-count="78" meta:non-whitespace-character-count="71"/>
  </office:meta>
</office:document-meta>
</file>